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5.528cm" fo:min-width="0.004cm"/>
    </style:style>
    <style:style style:name="gr2" style:family="graphic" style:parent-style-name="standard">
      <style:graphic-properties draw:fill="none" draw:textarea-vertical-align="middle" draw:auto-grow-height="false" fo:min-height="9.743cm" fo:min-width="0.004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fill="none" draw:textarea-vertical-align="middle" draw:auto-grow-height="false" fo:min-height="1.67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0.4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6.096cm" draw:transform="rotate (1.5707963267949) translate (1.762cm 3.5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.397cm" svg:height="10.541cm" draw:transform="rotate (1.5707963267949) translate (7.985cm 3.5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2" draw:layer="layout" svg:width="0.396cm" svg:height="0.508cm" svg:x="1.762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8.162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8.707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9.253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9.798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0.462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1.007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1.553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2.098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6.562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7.107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7.653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8.198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6.853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7.398cm" svg:y="4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2.032cm" draw:transform="rotate (1.5707963267949) translate (8.112cm 4.42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508cm" svg:height="2.032cm" draw:transform="rotate (1.5707963267949) translate (10.398cm 4.42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508cm" svg:height="2.032cm" draw:transform="rotate (1.5707963267949) translate (16.494cm 4.30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479cm" svg:height="0.725cm" svg:x="3.667cm" svg:y="1.381cm">
          <draw:text-box>
            <text:p text:style-name="P3"><text:span text:style-name="T1">1111 bytes</text:span></text:p>
          </draw:text-box>
        </draw:frame>
        <draw:frame draw:style-name="gr6" draw:text-style-name="P5" draw:layer="layout" svg:width="2.348cm" svg:height="0.725cm" svg:x="12.176cm" svg:y="1.381cm">
          <draw:text-box>
            <text:p text:style-name="P3"><text:span text:style-name="T1">32 bytes</text:span></text:p>
          </draw:text-box>
        </draw:frame>
        <draw:frame draw:style-name="gr6" draw:text-style-name="P5" draw:layer="layout" svg:width="2.348cm" svg:height="0.725cm" svg:x="8.304cm" svg:y="3.159cm">
          <draw:text-box>
            <text:p text:style-name="P3"><text:span text:style-name="T1">(int)=0</text:span></text:p>
          </draw:text-box>
        </draw:frame>
        <draw:frame draw:style-name="gr6" draw:text-style-name="P5" draw:layer="layout" svg:width="2.348cm" svg:height="0.725cm" svg:x="10.404cm" svg:y="3.16cm">
          <draw:text-box>
            <text:p text:style-name="P3"><text:span text:style-name="T1">(int)=1</text:span></text:p>
          </draw:text-box>
        </draw:frame>
        <draw:frame draw:style-name="gr6" draw:text-style-name="P5" draw:layer="layout" svg:width="2.348cm" svg:height="0.725cm" svg:x="16.604cm" svg:y="3.161cm">
          <draw:text-box>
            <text:p text:style-name="P3"><text:span text:style-name="T1">(int)=2</text:span></text:p>
          </draw:text-box>
        </draw:frame>
        <draw:custom-shape draw:style-name="gr3" draw:text-style-name="P2" draw:layer="layout" svg:width="0.396cm" svg:height="0.508cm" svg:x="14.362cm" svg:y="4.6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4.907cm" svg:y="4.6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5.453cm" svg:y="4.6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5.998cm" svg:y="4.6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2.032cm" draw:transform="rotate (1.5707963267949) translate (14.298cm 4.43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5" draw:layer="layout" svg:width="2.348cm" svg:height="0.725cm" svg:x="14.304cm" svg:y="3.17cm">
          <draw:text-box>
            <text:p text:style-name="P3"><text:span text:style-name="T1">(int)=6</text:span></text:p>
          </draw:text-box>
        </draw:frame>
        <draw:frame draw:style-name="gr5" draw:text-style-name="P6" draw:layer="layout" svg:width="3.169cm" svg:height="0.962cm" svg:x="3.032cm" svg:y="4.483cm">
          <draw:text-box>
            <text:p>. . . . . . . .</text:p>
          </draw:text-box>
        </draw:frame>
        <draw:frame draw:style-name="gr5" draw:text-style-name="P6" draw:layer="layout" svg:width="1.747cm" svg:height="0.962cm" svg:x="12.563cm" svg:y="4.356cm">
          <draw:text-box>
            <text:p>. . . .</text:p>
          </draw:text-box>
        </draw:frame>
        <draw:frame draw:style-name="gr5" draw:text-style-name="P6" draw:layer="layout" svg:width="1.747cm" svg:height="0.962cm" svg:x="18.564cm" svg:y="4.356cm">
          <draw:text-box>
            <text:p>. . . .</text:p>
          </draw:text-box>
        </draw:frame>
        <draw:custom-shape draw:style-name="gr1" draw:text-style-name="P1" draw:layer="layout" svg:width="1.397cm" svg:height="6.096cm" draw:transform="rotate (1.5707963267949) translate (1.754cm 8.8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.397cm" svg:height="10.541cm" draw:transform="rotate (1.5707963267949) translate (7.977cm 8.8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2" draw:layer="layout" svg:width="0.396cm" svg:height="0.508cm" svg:x="1.754cm" svg:y="9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8.154cm" svg:y="9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8.699cm" svg:y="9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9.245cm" svg:y="9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9.79cm" svg:y="9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0.454cm" svg:y="9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0.999cm" svg:y="9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1.545cm" svg:y="9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2.09cm" svg:y="9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6.554cm" svg:y="9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7.099cm" svg:y="9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7.645cm" svg:y="9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8.19cm" svg:y="9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6.845cm" svg:y="9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7.39cm" svg:y="9.9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2.032cm" draw:transform="rotate (1.5707963267949) translate (8.104cm 9.72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508cm" svg:height="2.032cm" draw:transform="rotate (1.5707963267949) translate (10.39cm 9.72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508cm" svg:height="2.032cm" draw:transform="rotate (1.5707963267949) translate (16.486cm 9.60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479cm" svg:height="0.725cm" svg:x="3.659cm" svg:y="6.681cm">
          <draw:text-box>
            <text:p text:style-name="P3"><text:span text:style-name="T1">1111 bytes</text:span></text:p>
          </draw:text-box>
        </draw:frame>
        <draw:frame draw:style-name="gr6" draw:text-style-name="P5" draw:layer="layout" svg:width="2.348cm" svg:height="0.725cm" svg:x="12.168cm" svg:y="6.681cm">
          <draw:text-box>
            <text:p text:style-name="P3"><text:span text:style-name="T1">40 bytes</text:span></text:p>
          </draw:text-box>
        </draw:frame>
        <draw:frame draw:style-name="gr6" draw:text-style-name="P8" draw:layer="layout" svg:width="2.348cm" svg:height="0.725cm" svg:x="8.296cm" svg:y="8.459cm">
          <draw:text-box>
            <text:p text:style-name="P7"><text:span text:style-name="T2">(uint)=4</text:span></text:p>
          </draw:text-box>
        </draw:frame>
        <draw:frame draw:style-name="gr6" draw:text-style-name="P5" draw:layer="layout" svg:width="2.348cm" svg:height="0.725cm" svg:x="10.396cm" svg:y="8.46cm">
          <draw:text-box>
            <text:p text:style-name="P3"><text:span text:style-name="T1">(int)=0</text:span></text:p>
          </draw:text-box>
        </draw:frame>
        <draw:frame draw:style-name="gr6" draw:text-style-name="P5" draw:layer="layout" svg:width="2.348cm" svg:height="0.725cm" svg:x="16.596cm" svg:y="8.461cm">
          <draw:text-box>
            <text:p text:style-name="P3"><text:span text:style-name="T1">(int)=2</text:span></text:p>
          </draw:text-box>
        </draw:frame>
        <draw:custom-shape draw:style-name="gr3" draw:text-style-name="P2" draw:layer="layout" svg:width="0.396cm" svg:height="0.508cm" svg:x="14.354cm" svg:y="9.9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4.899cm" svg:y="9.9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5.445cm" svg:y="9.9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6cm" svg:height="0.508cm" svg:x="15.99cm" svg:y="9.9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2.032cm" draw:transform="rotate (1.5707963267949) translate (14.29cm 9.73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5" draw:layer="layout" svg:width="2.348cm" svg:height="0.725cm" svg:x="14.296cm" svg:y="8.47cm">
          <draw:text-box>
            <text:p text:style-name="P3"><text:span text:style-name="T1">(int)=6</text:span></text:p>
          </draw:text-box>
        </draw:frame>
        <draw:frame draw:style-name="gr5" draw:text-style-name="P6" draw:layer="layout" svg:width="3.169cm" svg:height="0.962cm" svg:x="3.024cm" svg:y="9.783cm">
          <draw:text-box>
            <text:p>. . . . . . . .</text:p>
          </draw:text-box>
        </draw:frame>
        <draw:frame draw:style-name="gr5" draw:text-style-name="P6" draw:layer="layout" svg:width="1.747cm" svg:height="0.962cm" svg:x="12.555cm" svg:y="9.656cm">
          <draw:text-box>
            <text:p>. . . .</text:p>
          </draw:text-box>
        </draw:frame>
        <draw:frame draw:style-name="gr5" draw:text-style-name="P6" draw:layer="layout" svg:width="1.747cm" svg:height="0.962cm" svg:x="18.556cm" svg:y="9.656cm">
          <draw:text-box>
            <text:p>. . . 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1T20:41:57.012244268</meta:creation-date>
    <dc:date>2016-11-21T20:54:35.097178774</dc:date>
    <meta:editing-duration>PT2M8S</meta:editing-duration>
    <meta:editing-cycles>1</meta:editing-cycles>
    <meta:document-statistic meta:object-count="68"/>
    <meta:generator>LibreOffice/5.1.3.2$Linux_X86_64 LibreOffice_project/10m0$Build-2</meta:generator>
  </office:meta>
</office:document-meta>
</file>